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KaitiM GB" svg:font-family="'AR PL KaitiM GB'" style:font-family-generic="system" style:font-pitch="variable"/>
    <style:font-face style:name="Berkeley Mono" svg:font-family="'Berkeley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style:font-name="Berkeley Mono" fo:font-size="14pt" officeooo:rsid="000e43fd" officeooo:paragraph-rsid="000e43fd" style:font-size-asian="12.25pt" style:font-size-complex="14pt"/>
    </style:style>
    <style:style style:name="P2" style:family="paragraph" style:parent-style-name="Standard">
      <style:paragraph-properties fo:text-align="center" style:justify-single-word="false"/>
      <style:text-properties style:font-name="Berkeley Mono" fo:font-size="14pt" fo:font-weight="bold" officeooo:rsid="000e43fd" officeooo:paragraph-rsid="000e43fd"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Berkeley Mono" fo:font-size="12pt" officeooo:rsid="000e43fd" officeooo:paragraph-rsid="000e43fd" style:font-size-asian="12pt" style:font-size-complex="12pt"/>
    </style:style>
    <style:style style:name="P4" style:family="paragraph" style:parent-style-name="Standard">
      <style:paragraph-properties fo:text-align="start" style:justify-single-word="false"/>
      <style:text-properties style:font-name="Berkeley Mono" fo:font-size="12pt" style:text-underline-style="solid" style:text-underline-width="auto" style:text-underline-color="font-color" officeooo:rsid="000e43fd" officeooo:paragraph-rsid="000e43fd" style:font-size-asian="12pt" style:font-size-complex="12pt"/>
    </style:style>
    <style:style style:name="P5" style:family="paragraph" style:parent-style-name="Standard">
      <style:paragraph-properties fo:text-align="start" style:justify-single-word="false"/>
      <style:text-properties style:font-name="Berkeley Mono" fo:font-size="12pt" style:text-underline-style="none" officeooo:rsid="000e43fd" officeooo:paragraph-rsid="000e43fd" style:font-size-asian="12pt" style:font-size-complex="12pt"/>
    </style:style>
    <style:style style:name="P6" style:family="paragraph" style:parent-style-name="Standard">
      <style:paragraph-properties fo:text-align="start" style:justify-single-word="false"/>
      <style:text-properties style:font-name="Berkeley Mono" fo:font-size="12pt" style:text-underline-style="none" fo:font-weight="bold" officeooo:rsid="000e43fd" officeooo:paragraph-rsid="000e43f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Berkeley Mono" fo:font-size="12pt" style:text-underline-style="none" fo:font-weight="bold" officeooo:rsid="000e43fd" officeooo:paragraph-rsid="000e43f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Berkeley Mono" fo:font-size="12pt" fo:font-style="italic" style:text-underline-style="solid" style:text-underline-width="auto" style:text-underline-color="font-color" fo:font-weight="bold" officeooo:rsid="000e43fd" officeooo:paragraph-rsid="000e43fd" style:font-size-asian="12pt" style:font-style-asian="italic" style:font-weight-asian="bold" style:font-size-complex="12pt" style:font-style-complex="italic" style:font-weight-complex="bold"/>
    </style:style>
    <style:style style:name="P9" style:family="paragraph" style:parent-style-name="Standard">
      <style:paragraph-properties fo:text-align="start" style:justify-single-word="false"/>
      <style:text-properties style:font-name="Berkeley Mono" fo:font-size="12pt" fo:font-style="italic" style:text-underline-style="none" fo:font-weight="normal" officeooo:rsid="000e43fd" officeooo:paragraph-rsid="000e43fd"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font-name="Berkeley Mono" fo:font-size="12pt" fo:font-style="normal" style:text-underline-style="none" fo:font-weight="bold" officeooo:rsid="000e43fd" officeooo:paragraph-rsid="000e43fd"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Berkeley Mono" fo:font-size="12pt" fo:font-style="normal" style:text-underline-style="none" fo:font-weight="normal" officeooo:rsid="000e43fd" officeooo:paragraph-rsid="000e43fd"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center" style:justify-single-word="false"/>
      <style:text-properties style:font-name="Berkeley Mono" fo:font-size="12pt" fo:font-style="normal" style:text-underline-style="none" fo:font-weight="normal" officeooo:rsid="000e43fd" officeooo:paragraph-rsid="000e43fd"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Berkeley Mono" fo:font-size="12pt" fo:font-style="normal" style:text-underline-style="solid" style:text-underline-width="auto" style:text-underline-color="font-color" fo:font-weight="bold" officeooo:rsid="000e43fd" officeooo:paragraph-rsid="000e43fd" style:font-size-asian="12pt" style:font-style-asian="normal" style:font-weight-asian="bold" style:font-size-complex="12pt" style:font-style-complex="normal"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ushil’s podcast outline</text:p>
      <text:p text:style-name="P1"/>
      <text:p text:style-name="P3">subject: Jenish Umaretiya</text:p>
      <text:p text:style-name="P3">topic: arranged marriage in Gujarat, India</text:p>
      <text:p text:style-name="P3"/>
      <text:p text:style-name="P9">subject background</text:p>
      <text:p text:style-name="P4"/>
      <text:p text:style-name="P5">Jenish Umaretiya is a family man. He’s grown up in the urban center of Rajkot, Gujarat: a city of about 2-3 million individuals. Jenish has studied mechanical engineering and will go work for his father’s die-mold manufacturing company based in the city. Jenish was raised by his father in the manufacturing business and his mother as a stay-at-home mom, and was raised with strong ideals of maintaining communal health, a belief in feminism, and caring for his family. His sister, the first woman of their generation to get a job.</text:p>
      <text:p text:style-name="P5"/>
      <text:p text:style-name="P5">His fiancee, I honestly still don’t know much about other than that she’s a fashion designer looking to open her own boutique after their marriage.</text:p>
      <text:p text:style-name="P5"/>
      <text:p text:style-name="P5">As for his beliefs and identity, he’s still fully Hindu and will hold traditional Gujarati ceremonies for most events. He’s definitely a religious man and subscribes to communal ideals of arranged marriage and abstaining from alcohol (Gujarat is a dry state--no alcohol-- however quite a many of my other cousins still drink; Jenish has chosen not to).</text:p>
      <text:p text:style-name="P5"/>
      <text:p text:style-name="P9">ideology summary</text:p>
      <text:p text:style-name="P5"/>
      <text:p text:style-name="P5">In my experience and throughout the interview, I believe the Gujarati people and Jenish conceptualize their personhoods through their social networks. The core question Jenish asks himself is usually not the American standard of “what do I want to do?” but instead “who do I want to do something with?” or even more “who am I doing something for?” Over my trip in India, which I will include footage of and believe is an extension of my interview, almost everywhere we went was not for the sake of going to that place, but to meet someone to go do something with.</text:p>
      <text:p text:style-name="P5"/>
      <text:p text:style-name="P5">At almost every point in the interview, when I asked Jenish about who he is and who he wants to be, he would always begin answering by introducing someone else. When he was arguing that love marriages aren’t possible in India, he didn’t cite his own experience, he cited a <text:span text:style-name="T1">country-wide</text:span><text:span text:style-name="T2"> statistic. When he was telling me about why he was getting an arranged marriage it was what other people expected of him. Gujarati people conceptualize themselves and grow not primarily </text:span><text:soft-page-break/><text:span text:style-name="T2">through creation or personal achievement, but what they are able to provide for their uncles, aunts, grandparents, friends, and “lovers”.</text:span></text:p>
      <text:p text:style-name="P5"><text:span text:style-name="T2"/></text:p>
      <text:p text:style-name="P5"><text:span text:style-name="T2">When I was asked at his wedding if I saw any girls there that I liked, I responded by asking,”what if I pointed at somebody?” I was told that it would be an easy set up, most of the girls present were friends of the family, and they would most likely say yes. I was told that I was a “top choice.” Without allowing my ego to be inflated, they quickly followed up by saying it was not for my looks but that my father was a nice guy who was extremely active in the community.</text:span></text:p>
      <text:p text:style-name="P5"><text:span text:style-name="T2"/></text:p>
      <text:p text:style-name="P7"><text:span text:style-name="T2">Elective connections of affection that become as solid and substantial as familial ties.</text:span></text:p>
      <text:p text:style-name="P7"><text:span text:style-name="T3"/></text:p>
      <text:p text:style-name="P9">hook</text:p>
      <text:p text:style-name="P6"><text:span text:style-name="T3"/></text:p>
      <text:p text:style-name="P6"><text:span text:style-name="T3">I’m sitting right next to the “altar” watching Jenish and Princy get married, asking one important question: “why not me?” Why would this marriage not work in the United States? What about the cultural difference would make this entire act of Gujarati marriage infeasible in the States, and how has that led to cause so much strain in the marriage of my parents?</text:span></text:p>
      <text:p text:style-name="P6"><text:span text:style-name="T3"/></text:p>
      <text:p text:style-name="P9">quotes/structure</text:p>
      <text:p text:style-name="P8"><text:span text:style-name="T4"/></text:p>
      <text:p text:style-name="P10"><text:span text:style-name="T4">I’ve been working with my uncle to record audio and clips from our entire trip while we’ve been here. From my grandmother speaking at lengths about her upbringing to wedding hyms to passing conversations between strangers, we have a lot of audio that I’d like to bring into this podcast in order to really bring the listener to Rajkot, Gujarat.</text:span></text:p>
      <text:p text:style-name="P10"><text:span text:style-name="T4"/></text:p>
      <text:p text:style-name="P10"><text:span text:style-name="T4">These audio clips will be strategically placed alongside a rerecorded translated interview in order to fully immerse the listener in Jenish’s experience. Here are some quotes from the interview that I’d like to include:<text:line-break/><text:line-break/></text:span>Jenish’s Reflection on Parental Influence in Marriage Decisions</text:p>
      <text:p text:style-name="P10"><text:span text:style-name="T4"/></text:p>
      <text:p text:style-name="P10"><text:span text:style-name="T4">Segment: Jenish discussing how his parents' views influenced his thoughts about marriage, especially regarding freedom before and after marriage.</text:span></text:p>
      <text:p text:style-name="P10"><text:span text:style-name="T4"/></text:p>
      <text:p text:style-name="P10"><text:span text:style-name="T4">Why it's significant: This segment highlights the influence of parental attitudes and cultural norms on Jenish's perception of marriage and personal freedom, illustrating the tension between individual choice and societal expectations.</text:span></text:p>
      <text:p text:style-name="P10"><text:soft-page-break/><text:span text:style-name="T4"/></text:p>
      <text:p text:style-name="P10"><text:span text:style-name="T4">Quote: “Things here are definitely getting changed, before it was such that if I wanted to go out and do something reckless, I had the freedom to do so. But now my ‘life-partner’ has arrived and she’s perfect, so I don’t do that stuff anymore. Mom and Dad are there, but nowadays they really don’t ask specifics, because they trust me with my partner. Now I have this partner that I ought to care for and keep safe.”</text:span></text:p>
      <text:p text:style-name="P10"><text:span text:style-name="T4"/></text:p>
      <text:p text:style-name="P10">Views on Love Marriage vs. Arranged Marriage in Indian Culture</text:p>
      <text:p text:style-name="P10"><text:span text:style-name="T4"/></text:p>
      <text:p text:style-name="P10"><text:span text:style-name="T4">Segment: Jenish expressing his views on the success rates of love marriages versus arranged marriages in India.</text:span></text:p>
      <text:p text:style-name="P10"><text:span text:style-name="T4"/></text:p>
      <text:p text:style-name="P10"><text:span text:style-name="T4">Why it's significant: This clip can show Jenish’s perception of cultural norms surrounding marriage in India, providing insights into his internalization of these norms and how they shape his understanding of successful relationships.</text:span></text:p>
      <text:p text:style-name="P10"><text:span text:style-name="T4"/></text:p>
      <text:p text:style-name="P10"><text:span text:style-name="T4">Quote: “Well, see in India, love marriage hasn’t really found much success. Out of ten love marriages, we would expect two of them to be successful. And so there is no culture or concept for love marriage, it’s not something we believe in.”</text:span></text:p>
      <text:p text:style-name="P10"><text:span text:style-name="T4"/></text:p>
      <text:p text:style-name="P10">Decision-Making in Choosing a Life Partner</text:p>
      <text:p text:style-name="P10"><text:span text:style-name="T4"/></text:p>
      <text:p text:style-name="P10"><text:span text:style-name="T4">Segment: Jenish speaking about the process of choosing his life partner and the role of mutual choice in the final decision.</text:span></text:p>
      <text:p text:style-name="P10"><text:span text:style-name="T4"/></text:p>
      <text:p text:style-name="P10"><text:span text:style-name="T4">Why it's significant: This part of the interview sheds light on the modern dynamics of arranged marriages, where individual choice plays a significant role, reflecting a shift from traditional practices.</text:span></text:p>
      <text:p text:style-name="P10"><text:span text:style-name="T4"/></text:p>
      <text:p text:style-name="P10"><text:span text:style-name="T4">Quote: “No, the decision was completely up to me and my fiancee, such that we chose each other. The vision was such that nobody from either family pushed us to marry each other. We had no reason like 'we’re marrying each other for our family.' We didn’t have any reason like that.”</text:span></text:p>
      <text:p text:style-name="P10"><text:span text:style-name="T4"/></text:p>
      <text:p text:style-name="P9">scholarly sources</text:p>
      <text:p text:style-name="P11"/>
      <text:p text:style-name="P11">This is the one section I have since neglected to follow-up on fully, however, here is some brainstorming that I have conducted about what sources I might have to look for:</text:p>
      <text:p text:style-name="P11"/>
      <text:p text:style-name="P11"/>
      <text:p text:style-name="P11"/>
      <text:p text:style-name="P10"><text:soft-page-break/>Cultural Evolution of Arranged Marriage in Indian Society</text:p>
      <text:p text:style-name="P13"/>
      <text:p text:style-name="P11">Possibly a sociological study focusing on the evolution of arranged marriage practice in India, preferably including personal account of present and past marriage. These studies could offer a historical and cultural backdrop for understanding the history behind the practice and show how it’s changed to today.</text:p>
      <text:p text:style-name="P11"/>
      <text:p text:style-name="P10">Individual Agency in Marital Decision-Making</text:p>
      <text:p text:style-name="P13"/>
      <text:p text:style-name="P11">Possibly research articles examining the balance of personal choice and familial influence in marriage decisions within South Asian communities. These articles could be helpful in analyzing how individuals have historically gotten to choose with regards to their marriage and if there exists certain conditions that have recently faded away to allow Jenish more agency in his.</text:p>
      <text:p text:style-name="P11"/>
      <text:p text:style-name="P10">Perceptions of Love in Contemporary Gujarati Contexts</text:p>
      <text:p text:style-name="P13"/>
      <text:p text:style-name="P11">The idea of love must certainly have been explored in Hindu and hopefully Gujarati contexts. Psychological or sociological studies exploring these perceptions and more information and accounts behind the success rate statistics. This could directly relate to Jenish’s current views on arranged marriage, and provide an empirical basis to <text:s/>qualify what he asserts about the relative success of these arrangements.</text:p>
      <text:p text:style-name="P11"/>
      <text:p text:style-name="P12">---</text:p>
      <text:p text:style-name="P11"/>
      <text:p text:style-name="P11">Super excited for this podcast, it’s gonna be a hit!</text:p>
      <text:p text:style-name="P11"/>
      <text:p text:style-name="P10">BONUS: <text:span text:style-name="T4">Music Picks:</text:span></text:p>
      <text:p text:style-name="P10"><text:span text:style-name="T4"/></text:p>
      <text:p text:style-name="P10"><text:span text:style-name="T4">- "Tum Hi Ho" from "Aashiqui 2"</text:span></text:p>
      <text:p text:style-name="P10"><text:span text:style-name="T4">popular Bollywood love song capturing deep emotional connections, fitting the theme of love and commitment in marriage.</text:span></text:p>
      <text:p text:style-name="P10"><text:span text:style-name="T4"/></text:p>
      <text:p text:style-name="P10"><text:span text:style-name="T4">- "Mangalyam" from "Saathiya"</text:span></text:p>
      <text:p text:style-name="P11">song often associated with weddings and symbolizes the sanctity and joy of the marriage bond, resonating with the theme of traditional arranged marriages.</text:p>
      <text:p text:style-name="P10"><text:span text:style-name="T4"/></text:p>
      <text:p text:style-name="P10"><text:span text:style-name="T4">- "Jashn-E-Bahaara" from "Jodhaa Akbar"</text:span></text:p>
      <text:p text:style-name="P10"><text:span text:style-name="T4">classical touch and romantic lyrics fit well with the theme of love within the framework of traditional marriag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KaitiM GB" svg:font-family="'AR PL KaitiM GB'" style:font-family-generic="system" style:font-pitch="variable"/>
    <style:font-face style:name="Berkeley Mono" svg:font-family="'Berkeley Mono'"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5:53:59.912275588</meta:creation-date>
    <meta:print-date>2023-11-30T17:29:05.024877812</meta:print-date>
    <dc:date>2023-11-30T17:30:04.872219111</dc:date>
    <meta:editing-duration>PT1H36M5S</meta:editing-duration>
    <meta:editing-cycles>1</meta:editing-cycles>
    <meta:document-statistic meta:table-count="0" meta:image-count="0" meta:object-count="0" meta:page-count="4" meta:paragraph-count="45" meta:word-count="1310" meta:character-count="7990" meta:non-whitespace-character-count="6724"/>
    <meta:generator>LibreOffice/7.4.7.2$Linux_X86_64 LibreOffice_project/40$Build-2</meta:generator>
  </office:meta>
</office:document-meta>
</file>